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EE0000"/>
    </style:style>
  </office:automatic-styles>
  <office:body>
    <office:text text:use-soft-page-breaks="true">
      <text:p text:style-name="P1">TAREA COMPLEMENTARIA. Profundización ISO</text:p>
      <text:p text:style-name="Normal"/>
      <text:p text:style-name="Normal">1. Actividad elegida:</text:p>
      <text:p text:style-name="Normal">Limpieza de una habitación.</text:p>
      <text:p text:style-name="Normal"/>
      <text:p text:style-name="Normal">2. Principio ISO aplicado:</text:p>
      <text:p text:style-name="Normal">Mejora continua (aprender de los errores y perfeccionar el proceso con el tiempo).</text:p>
      <text:p text:style-name="Normal"/>
      <text:p text:style-name="Normal">3. Explicación:</text:p>
      <text:p text:style-name="Normal">La limpieza de una habitación puede perfeccionarse poco a poco si se observa cómo se realiza y se buscan formas de hacerlo mejor cada vez. Por ejemplo, se pueden probar distintos productos o métodos para ver cuáles dan mejores resultados, o planificar un orden de tareas más rápido y práctico. Aplicar la mejora continua ayuda a ahorrar tiempo, mantener el espacio más limpio y lograr un ambiente más agradable. De esta forma, se aprende de la experiencia y se mejora la calidad del trabajo diari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0-21T09:43:00Z</meta:creation-date>
    <dc:date>2025-10-21T09:45:00Z</dc:date>
    <meta:template xlink:href="Normal" xlink:type="simple"/>
    <meta:editing-cycles>1</meta:editing-cycles>
    <meta:editing-duration>PT120S</meta:editing-duration>
    <meta:document-statistic meta:page-count="1" meta:paragraph-count="1" meta:word-count="110" meta:character-count="718" meta:row-count="5" meta:non-whitespace-character-count="609"/>
  </office:meta>
</office:document-meta>
</file>